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able_20_Contents">
      <style:text-properties fo:font-weight="normal" officeooo:rsid="00168bb5" officeooo:paragraph-rsid="00168bb5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 style:list-style-name="L1">
      <style:text-properties officeooo:rsid="000e27c0" officeooo:paragraph-rsid="00104c2a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e9a22" officeooo:paragraph-rsid="00201b88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Azione_20_attore" style:list-style-name="Numerazione_20_UC">
      <style:text-properties officeooo:rsid="000db710" officeooo:paragraph-rsid="00104c2a"/>
    </style:style>
    <style:style style:name="P11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49ae1" officeooo:paragraph-rsid="0016ce3c" style:font-weight-asian="normal" style:font-weight-complex="normal"/>
    </style:style>
    <style:style style:name="P12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6ce3c" officeooo:paragraph-rsid="0016ce3c" style:font-weight-asian="normal" style:font-weight-complex="normal"/>
    </style:style>
    <style:style style:name="P13" style:family="paragraph" style:parent-style-name="Azione_20_sistema" style:list-style-name="Numerazione_20_UC">
      <style:text-properties officeooo:rsid="000db710" officeooo:paragraph-rsid="00149ae1"/>
    </style:style>
    <style:style style:name="P14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db710" officeooo:paragraph-rsid="00149ae1"/>
    </style:style>
    <style:style style:name="T1" style:family="text">
      <style:text-properties officeooo:rsid="0012f53f"/>
    </style:style>
    <style:style style:name="T2" style:family="text">
      <style:text-properties fo:font-weight="normal" officeooo:rsid="00104c2a" style:font-weight-asian="normal" style:font-weight-complex="normal"/>
    </style:style>
    <style:style style:name="T3" style:family="text">
      <style:text-properties fo:font-weight="normal" officeooo:rsid="00149ae1" style:font-weight-asian="normal" style:font-weight-complex="normal"/>
    </style:style>
    <style:style style:name="T4" style:family="text">
      <style:text-properties fo:font-weight="normal" officeooo:rsid="00168bb5" style:font-weight-asian="normal" style:font-weight-complex="normal"/>
    </style:style>
    <style:style style:name="T5" style:family="text">
      <style:text-properties fo:font-weight="normal" officeooo:rsid="001c6aac" style:font-weight-asian="normal" style:font-weight-complex="normal"/>
    </style:style>
    <style:style style:name="T6" style:family="text">
      <style:text-properties officeooo:rsid="000f2ffc"/>
    </style:style>
    <style:style style:name="T7" style:family="text">
      <style:text-properties officeooo:rsid="000ad213"/>
    </style:style>
    <style:style style:name="T8" style:family="text">
      <style:text-properties officeooo:rsid="00149ae1"/>
    </style:style>
    <style:style style:name="T9" style:family="text">
      <style:text-properties fo:font-weight="bold" officeooo:rsid="00149ae1" style:font-weight-asian="bold" style:font-weight-complex="bold"/>
    </style:style>
    <style:style style:name="T10" style:family="text">
      <style:text-properties fo:font-weight="bold" officeooo:rsid="00168bb5" style:font-weight-asian="bold" style:font-weight-complex="bold"/>
    </style:style>
    <style:style style:name="T11" style:family="text">
      <style:text-properties officeooo:rsid="00168bb5"/>
    </style:style>
    <style:style style:name="T12" style:family="text">
      <style:text-properties officeooo:rsid="0016ce3c"/>
    </style:style>
    <style:style style:name="T13" style:family="text">
      <style:text-properties officeooo:rsid="0018c0a1"/>
    </style:style>
    <style:style style:name="T14" style:family="text">
      <style:text-properties officeooo:rsid="001b51c6"/>
    </style:style>
    <style:style style:name="T15" style:family="text">
      <style:text-properties officeooo:rsid="001ea0f6"/>
    </style:style>
    <style:style style:name="T16" style:family="text">
      <style:text-properties officeooo:rsid="001ec9f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11">Visualizza </text:span><text:span text:style-name="T12">Statistich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637188" text:style-name="Numerazione_20_UC">
              <text:list-item>
                <text:p text:style-name="P10"><text:span text:style-name="T1">L'utente </text:span><text:s/>accede alla sezione Questionari <text:span text:style-name="T8">(</text:span><text:span text:style-name="T9">include Visualizza Questionari </text:span><text:span text:style-name="T3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3"><text:span text:style-name="T2">2. Il sistema mostra </text:span><text:span text:style-name="T5">la lista dei questionari</text:span></text:p>
                            <text:p text:style-name="P14"><text:span text:style-name="T3">3.L'utente </text:span><text:span text:style-name="T4">ricerca il questionario (</text:span><text:span text:style-name="T10">include Ricerca Questionario</text:span><text:span text:style-name="T4">)</text:span></text:p>
                            <text:p text:style-name="P11"><text:s text:c="30"/>4.I<text:span text:style-name="T12">l sistema <text:s/>mostra l'elenco dei questionari ricercato</text:span></text:p>
                            <text:p text:style-name="P12">5.L'utente seleziona il questionario</text:p>
                            <text:list>
                              <text:list-header>
                                <text:p text:style-name="P12"><text:s text:c="31"/>6. Il sistema mostra le <text:span text:style-name="T15">risposte alle domande con le <text:s text:c="3"/>relative percentuali</text:span></text:p>
                                <text:p text:style-name="P11"><text:s text:c="34"/></text:p>
                              </text:list-header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5">L'utente visualizza <text:span text:style-name="T13">le statistiche </text:span><text:span text:style-name="T14">del questionario</text:span><text:span text:style-name="T16">(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617126" text:style-name="L1">
              <text:list-item>
                <text:p text:style-name="P7"><text:span text:style-name="T6">Nel caso di un errore utente, il sistema mostra all’utente un messaggio di errore che </text:span>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8"/>
      <text:p text:style-name="P9"><text:span text:style-name="T11">Visualizza </text:span><text:span text:style-name="T12">Statistich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H12M45S</meta:editing-duration>
    <meta:editing-cycles>18</meta:editing-cycles>
    <meta:generator>LibreOffice/3.6$Windows_x86 LibreOffice_project/da8c1e6-fd468f4-454e206-f42a4a9-143cfd</meta:generator>
    <dc:date>2012-10-22T20:51:12.10</dc:date>
    <meta:document-statistic meta:table-count="1" meta:image-count="0" meta:object-count="0" meta:page-count="1" meta:paragraph-count="23" meta:word-count="110" meta:character-count="888" meta:non-whitespace-character-count="699"/>
  </office:meta>
</office:document-meta>
</file>